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6" table:default-cell-style-name="Default"/>
        <table:table-column table:style-name="co6" table:default-cell-style-name="ce2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6])" office:value-type="float" office:value="889.21" calcext:value-type="float">
            <text:p>889.21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9:.B55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8:.B64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68:.B71])"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72])" office:value-type="float" office:value="3062.91" calcext:value-type="float">
            <text:p>3062.91</text:p>
          </table:table-cell>
          <table:table-cell table:formula="of:=SUM([.C1:.C73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8:.B83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4];[.B85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 </text:p>
          </table:table-cell>
          <table:table-cell table:style-name="ce5"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5"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5"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table:style-name="ce5"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7:.C14])" office:value-type="float" office:value="147.61" calcext:value-type="float">
            <text:p>147.6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Mykle Hansen</text:p>
          </table:table-cell>
          <table:table-cell table:style-name="ce5"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table:style-name="ce5"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table:style-name="ce5"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18:.C21])" office:value-type="float" office:value="991.04" calcext:value-type="float">
            <text:p>991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table:style-name="ce5"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25:.C27])" office:value-type="float" office:value="47.31" calcext:value-type="float">
            <text:p>47.31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 income tax on $3100</text:p>
          </table:table-cell>
          <table:table-cell table:style-name="ce5"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table:style-name="ce5"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table:style-name="ce5"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table:style-name="ce5"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table:style-name="ce5"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SUM([.C33:.C39])" office:value-type="float" office:value="1326.43" calcext:value-type="float">
            <text:p>1326.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/>
          <table:table-cell table:formula="of:=SUM([.C1:.C41])" office:value-type="float" office:value="2512.39" calcext:value-type="float">
            <text:p>2512.39</text:p>
          </table:table-cell>
          <table:table-cell table:formula="of:=SUM([.D1:.D41])" office:value-type="float" office:value="2512.39" calcext:value-type="float">
            <text:p>2512.3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donations</text:p>
          </table:table-cell>
          <table:table-cell table:style-name="ce5"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table:style-name="ce5"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table:style-name="ce6"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46:.C52])" office:value-type="float" office:value="-76.38" calcext:value-type="float">
            <text:p>-76.3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2"/>
          <table:table-cell table:formula="of:=SUM([.D42];[.D53])" office:value-type="float" office:value="2436.01" calcext:value-type="float">
            <text:p>2436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00-00-00</text:date>, <text:time style:data-style-name="N2" text:time-value="20:43:49.599353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5T20:44:19.007403547</dc:date>
    <meta:editing-duration>P1DT1H36M9S</meta:editing-duration>
    <meta:editing-cycles>145</meta:editing-cycles>
    <meta:generator>LibreOffice/5.1.6.2$Linux_X86_64 LibreOffice_project/10m0$Build-2</meta:generator>
    <meta:document-statistic meta:table-count="4" meta:cell-count="466" meta:object-count="0"/>
  </office:meta>
</office:document-meta>
</file>